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11792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8"/>
      <text:p text:style-name="P8">Presentació assignatura</text:p>
      <text:p text:style-name="P10">Comentem web assignatura</text:p>
      <text:p text:style-name="P13">Activem el Classroom d'electricitat</text:p>
      <text:p text:style-name="P10"/>
      <text:p text:style-name="P12">Comencem amb apunts <text:a xlink:type="simple" xlink:href="https://paulinoposada.github.io/web_e/documents/apunts/unitat_1/e_apunts_ud_1_1_gs.pdf"><text:span text:style-name="T8">Unitat 1.1</text:span></text:a> – Introducció</text:p>
      <text:p text:style-name="P10">Comentem fins a 1.6 Mesurament de voltatge i corrent</text:p>
      <text:p text:style-name="P10"/>
      <text:p text:style-name="P10">Baixem al taller a desmuntar calaixos de les taules</text:p>
      <text:p text:style-name="P10"/>
      <text:p text:style-name="P2"/>
      <text:p text:style-name="P2">Dimecres<text:tab/>27/09/23</text:p>
      <text:p text:style-name="P14"><text:a xlink:type="simple" xlink:href="https://paulinoposada.github.io/web_e/documents/apunts/unitat_1/e_apunts_ud_1_1_gs.pdf">Unitat 1.1</text:a></text:p>
      <text:p text:style-name="P14">Comentem 1.7 Direcció convencional del corrent.</text:p>
      <text:p text:style-name="P14"/>
      <text:p text:style-name="P16"><text:a xlink:type="simple" xlink:href="https://paulinoposada.github.io/web_e/documents/apunts/unitat_1/e_apunts_ud_1_2_gs.pdf">Unitat 1.2</text:a></text:p>
      <text:p text:style-name="P14">Comentem</text:p>
      <text:p text:style-name="P24"><text:span text:style-name="T1">1.1 </text:span><text:span text:style-name="T6">Relación entre tensión, corriente y resistencia</text:span></text:p>
      <text:p text:style-name="P14">1.2 Exercicis 1.2-1 i 2</text:p>
      <text:p text:style-name="P14">1.3 Potència elèctrica</text:p>
      <text:p text:style-name="P14">1.5 Resistencias</text:p>
      <text:p text:style-name="P14"/>
      <text:p text:style-name="P14"/>
      <text:p text:style-name="P2">Dijous<text:tab/><text:tab/>28/09/23</text:p>
      <text:p text:style-name="P2"/>
      <text:p text:style-name="P15"><text:a xlink:type="simple" xlink:href="https://paulinoposada.github.io/web_e/documents/apunts/unitat_1/e_apunts_ud_1_2_gs.pdf">Unitat 1.2</text:a></text:p>
      <text:p text:style-name="P15">Comentem</text:p>
      <text:p text:style-name="P6"><text:span text:style-name="T3">1.</text:span><text:span text:style-name="T2">6 No linearittat de la resistència</text:span></text:p>
      <text:p text:style-name="P20">1.7 El cablejat del circuit</text:p>
      <text:p text:style-name="P6"/>
      <text:p text:style-name="P20">Baixem al taller per desmuntar taules i tallar taulers.</text:p>
      <text:p text:style-name="P2"/>
      <text:p text:style-name="P2"/>
      <text:p text:style-name="P2">Divendres<text:tab/> 29/09/23</text:p>
      <text:p text:style-name="P9"/>
      <text:p text:style-name="P17">Comencem amb <text:a xlink:type="simple" xlink:href="https://paulinoposada.github.io/web_e/documents/apunts/unitat_2/e_apunts_ud_2_1_gs.pdf">unitat 2</text:a> “Seguretat en les instal·lacions elèctriques”</text:p>
      <text:p text:style-name="P17"><text:s/>Comentem apartats</text:p>
      <text:p text:style-name="P17">1.1 Efectes fisològics de l'electricitat</text:p>
      <text:p text:style-name="P17">1.2 Toma de terra</text:p>
      <text:p text:style-name="P17">1.3 Llei d'Ohm aplicada a els descàrregues</text:p>
      <text:p text:style-name="P17"/>
      <text:p text:style-name="P17"/>
      <text:p text:style-name="P17"/>
      <text:p text:style-name="P3"/>
      <text:p text:style-name="P25">Dimarts<text:tab/><text:span text:style-name="T7">03</text:span>/<text:span text:style-name="T7">10</text:span>/23</text:p>
      <text:p text:style-name="P11"/>
      <text:p text:style-name="P11">Baixem al taller a desmuntar <text:span text:style-name="T7">material</text:span> taules.</text:p>
      <text:p text:style-name="P11"/>
      <text:p text:style-name="P21">Mesurem fill de coure de 14 m de llargària, R = 6 ohms. Amb la resistivitat del coure calculem secció com a 0,04 mm2 → en un conductor de 1,5 nmm2 hi ha 38 fils de 0,04 mm2.</text:p>
      <text:p text:style-name="P21"/>
      <text:p text:style-name="P22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1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18">Comentem apartats</text:p>
      <text:p text:style-name="P18">1.<text:span text:style-name="T9">4</text:span> <text:span text:style-name="T9">Procediments de seguretat</text:span></text:p>
      <text:p text:style-name="P23">1.5 Resposta a una emergència</text:p>
      <text:p text:style-name="P23">1.6 Causes freqüents d'accidents</text:p>
      <text:p text:style-name="P23">1.7 Disseny de dispositius segurs</text:p>
      <text:p text:style-name="P23">1.8 Utilització del polímetre</text:p>
      <text:p text:style-name="P23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26">Comentem apartats</text:p>
      <text:p text:style-name="P26">1.1 Què són les connexións sèrie i paral·lel</text:p>
      <text:p text:style-name="P26">1.2 Connexió sèrie senzilla</text:p>
      <text:p text:style-name="P26">1.3 Connexió paral·lel senzilla</text:p>
      <text:p text:style-name="P7"/>
      <text:p text:style-name="P26">Baixem al taller on muntem font d'alimentació d'ordinador amb derivacions a les taules de pràctiques.</text:p>
      <text:p text:style-name="P26"/>
      <text:p text:style-name="P19"/>
      <text:p text:style-name="P29">D<text:span text:style-name="T11">ivendres</text:span><text:tab/><text:span text:style-name="T7">06</text:span>/<text:span text:style-name="T7">10</text:span>/23</text:p>
      <text:p text:style-name="P29"/>
      <text:p text:style-name="P28">Comencem amb la pràctica 1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7T08:55:18.290215186</dc:date>
    <meta:editing-duration>PT3M46S</meta:editing-duration>
    <meta:editing-cycles>13</meta:editing-cycles>
    <meta:document-statistic meta:table-count="0" meta:image-count="0" meta:object-count="0" meta:page-count="2" meta:paragraph-count="52" meta:word-count="271" meta:character-count="1774" meta:non-whitespace-character-count="1549"/>
  </office:meta>
</office:document-meta>
</file>